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apple-system" svg:font-family="apple-system, BlinkMacSystemFont, 'Segoe UI', Roboto, Oxygen, Ubuntu, Cantarell, 'Open Sans', 'Helvetica Neue',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mic Sans MS" fo:font-size="12pt" style:font-size-asian="12pt" style:font-size-complex="12pt"/>
    </style:style>
    <style:style style:name="P2" style:family="paragraph" style:parent-style-name="Text_20_body">
      <style:text-properties style:font-name="Comic Sans MS" fo:font-size="12pt" style:font-size-asian="12pt" style:font-size-complex="12pt"/>
    </style:style>
    <style:style style:name="P3" style:family="paragraph" style:parent-style-name="Text_20_body">
      <style:text-properties style:font-name="Comic Sans MS" fo:font-size="12pt" officeooo:paragraph-rsid="000938f2" style:font-size-asian="12pt" style:font-size-complex="12pt"/>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484e" style:font-name="Comic Sans MS" fo:font-size="12pt" fo:letter-spacing="normal" fo:font-style="normal" fo:font-weight="normal" style:font-size-asian="12pt" style:font-size-complex="12pt"/>
    </style:style>
    <style:style style:name="P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c484e" style:font-name="Comic Sans MS" fo:font-size="12pt" fo:letter-spacing="normal" fo:font-style="normal" fo:font-weight="normal" style:font-size-asian="12pt" style:font-size-complex="12pt"/>
    </style:style>
    <style:style style:name="P6" style:family="paragraph" style:parent-style-name="Heading_20_2">
      <style:text-properties fo:font-variant="normal" fo:text-transform="none" fo:color="#090a0b" style:font-name="Comic Sans MS" fo:font-size="12pt" fo:letter-spacing="normal" fo:font-style="normal" fo:font-weight="bold" style:font-size-asian="12pt" style:font-size-complex="12pt"/>
    </style:style>
    <style:style style:name="P7" style:family="paragraph" style:parent-style-name="Heading_20_2">
      <style:text-properties fo:font-variant="normal" fo:text-transform="none" fo:color="#090a0b" style:font-name="Comic Sans MS" fo:font-size="12pt" fo:letter-spacing="normal" fo:font-style="normal" fo:font-weight="bold" style:font-size-asian="12pt" style:font-size-complex="12pt" loext:padding="0cm" loext:border="none"/>
    </style:style>
    <style:style style:name="P8" style:family="paragraph" style:parent-style-name="Heading_20_2">
      <style:text-properties style:font-name="Comic Sans MS" fo:font-size="12pt" style:font-size-asian="12pt" style:font-size-complex="12pt"/>
    </style:style>
    <style:style style:name="P9"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090a0b" style:font-name="Comic Sans MS" fo:font-size="12pt" fo:letter-spacing="normal" fo:font-style="normal" fo:font-weight="bold" style:font-size-asian="12pt" style:font-size-complex="12pt" loext:padding="0cm" loext:border="none"/>
    </style:style>
    <style:style style:name="P10"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090a0b" style:font-name="Comic Sans MS" fo:font-size="12pt" fo:letter-spacing="normal" fo:font-style="normal" fo:font-weight="bold" style:font-size-asian="12pt" style:font-size-complex="12pt"/>
    </style:style>
    <style:style style:name="P11"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fo:font-variant="normal" fo:text-transform="none" fo:color="#3c484e" style:font-name="Comic Sans MS" fo:font-size="12pt" fo:letter-spacing="normal" style:font-size-asian="12pt" style:font-size-complex="12pt"/>
    </style:style>
    <style:style style:name="P12"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fo:font-variant="normal" fo:text-transform="none" fo:color="#3c484e" style:font-name="Comic Sans MS" fo:font-size="12pt" fo:letter-spacing="normal" officeooo:paragraph-rsid="000938f2" style:font-size-asian="12pt" style:font-size-complex="12pt"/>
    </style:style>
    <style:style style:name="P13" style:family="paragraph" style:parent-style-name="Quotations">
      <style:paragraph-properties fo:margin-left="1cm" fo:margin-right="1cm" fo:margin-top="0cm" fo:margin-bottom="0cm" loext:contextual-spacing="false" fo:orphans="2" fo:widows="2" fo:text-indent="0cm" style:auto-text-indent="false" fo:padding="0cm" fo:border="none"/>
      <style:text-properties style:font-name="Comic Sans MS" fo:font-size="12pt" style:font-size-asian="12pt" style:font-size-complex="12pt"/>
    </style:style>
    <style:style style:name="T1" style:family="text">
      <style:text-properties fo:font-style="italic" fo:font-weight="normal"/>
    </style:style>
    <style:style style:name="T2" style:family="text">
      <style:text-properties fo:font-style="italic" fo:font-weight="normal" loext:padding="0cm" loext:border="none"/>
    </style:style>
    <style:style style:name="T3" style:family="text">
      <style:text-properties style:font-name="inherit" fo:font-size="16.5pt" fo:font-style="italic" fo:font-weight="normal"/>
    </style:style>
    <style:style style:name="T4" style:family="text">
      <style:text-properties style:font-name="inherit" fo:font-size="12pt" fo:font-style="italic" fo:font-weight="normal" loext:padding="0cm" loext:border="none"/>
    </style:style>
    <style:style style:name="T5" style:family="text">
      <style:text-properties fo:font-size="16.5pt" fo:font-style="italic" fo:font-weight="normal"/>
    </style:style>
    <style:style style:name="T6" style:family="text">
      <style:text-properties fo:font-size="12pt" fo:font-style="italic" fo:font-weight="normal" loext:padding="0cm" loext:border="none"/>
    </style:style>
    <style:style style:name="T7" style:family="text">
      <style:text-properties fo:font-variant="normal" fo:text-transform="none" fo:color="#090a0b" fo:letter-spacing="normal" fo:font-style="normal" fo:font-weight="bold"/>
    </style:style>
    <style:style style:name="T8" style:family="text">
      <style:text-properties fo:font-variant="normal" fo:text-transform="none" fo:color="#090a0b" fo:letter-spacing="normal" fo:font-style="normal" fo:font-weight="bold" loext:padding="0cm" loext:border="none"/>
    </style:style>
    <style:style style:name="T9" style:family="text">
      <style:text-properties fo:font-variant="normal" fo:text-transform="none" fo:color="#3c484e" fo:letter-spacing="normal"/>
    </style:style>
    <style:style style:name="T10" style:family="text">
      <style:text-properties fo:font-variant="normal" fo:text-transform="none" fo:color="#3c484e" fo:letter-spacing="normal" fo:font-style="italic"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ext:bookmark text:name="spanidendinterviewyourinterviewismoreorlesscomingtoanendwhentheinterviewerasksyoudoyouhaveanyquestionsformespan"/><text:bookmark text:name="endinterview"/>Your interview is more or less coming to an end when the interviewer asks you, “Do you have any questions for me?”</text:h>
      <text:p text:style-name="P4">Never say “no” as this is perhaps the worst response ever given by any interview candidate! Remember that interviews are not integrations but are business conversations where both the parties should ask and respond to questions. Coming back to the situation, the best answer for a fresher is as follows:</text:p>
      <text:p text:style-name="P4">Possible Answer #1:</text:p>
      <text:p text:style-name="P11">“<text:span text:style-name="T1">Yes, I do!”</text:span></text:p>
      <text:p text:style-name="P4">This is probably your very first chance during the interview, to ask a question. Questioning will indicate that as a fresher, you came well-prepared for the interview and you are still absorbed in the conversation. It will also show that you do take interest in the organization. Make a general list of five questions about the company and ask them to your interviewer, after all other HR interview questions and answers are over.</text:p>
      <text:p text:style-name="P4">Possible Answer #2:</text:p>
      <text:p text:style-name="P11">“<text:span text:style-name="T1">How has your journey been so far in this organization? What excites you the most about working here? How long does it ideally take a person to prove their caliber here? Where is the organization headed in the next years? What are the next steps of this interview?”</text:span></text:p>
      <text:p text:style-name="P4">In case you already know everything about your potential employer, you can ask the interviewer a direct question like:</text:p>
      <text:p text:style-name="P4">Possible Answer #3:</text:p>
      <text:p text:style-name="P11">“<text:span text:style-name="T1">Can you tell me something about yourself?”</text:span></text:p>
      <text:p text:style-name="P4">Everyone likes to talk about themselves, so this is a safe question amongst all other HR interview questions and answers. In the end, try to throw in an enthusiastic conversation ender like:</text:p>
      <text:p text:style-name="P4">Possible Answer #4:</text:p>
      <text:p text:style-name="P11">“<text:span text:style-name="T1">It was great talking to you!”</text:span></text:p>
      <text:p text:style-name="P4">Lastly, wait for the interviewer to utter “Thank You” or any other concluding line. Now it’s your turn to get up, put your hand out for a handshake and then step out of the interview room. Remember to carry out your bag, folder, and other belongings. ?</text:p>
      <text:p text:style-name="P4">We hope that this compilation of some of the most frequently asked HR interview questions and answers will help you ace in your next HR interview round. Wish you all the best! Once you are done with your interview, don’t forget to share your interview experience with us. We would love to know how it went. All the best!</text:p>
      <text:p text:style-name="P4"/>
      <text:h text:style-name="P9" text:outline-level="2"><text:bookmark text:name="spanidmedicalwhatareyourstrengthsandweaknessesspan"/><text:bookmark text:name="Medical"/><text:soft-page-break/>What are your strengths and weaknesses?</text:h>
      <text:p text:style-name="P4">This is a very common question asked by HR personnel to candidates. Remember that interviewers these days hardly ever get impressed by flowery responses. So be careful while tackling this one.</text:p>
      <text:p text:style-name="P4">Possible Answer #1:</text:p>
      <text:p text:style-name="P11">“<text:span text:style-name="T1">I have several strengths namely – I am patient, committed, honest and self-motivated. I am the biggest dreamer I have ever come across! I forgive easily and hate to keep grudges in my heart. My greatest weakness is that I don't like getting interrupted when I am seriously into something. Another one of my weaknesses is that I trust people very easily. As I already said, I am a very patient person, so I am actively working on this lacuna.”</text:span></text:p>
      <text:p text:style-name="P4">Possible Answer #2:</text:p>
      <text:p text:style-name="P11">“<text:span text:style-name="T1">I am impatient which is the reason why I am a quick learner. But I honestly believe that being impatient is a real weakness. I expect my team members to prove themselves and start delivering on the very first assignment. In case a particular resource fails, I have a tendency to stop delegating work to them and pick up projects on my own. I am working on this attitude and in my previous organizations, my peers helped me cope up with this to a great extent. To compensate for my own weakness, I prep my people about my exact expectations. Then I give them a complete scope of the assignment followed by various “checkpoint” dates, where they can update me about their progress, with a demo/presentation if applicable. In my previous job as a Project Manager, I was handling a 15-member team of both individual contributors and Business Managers like Lawyers, Web Designers, Graphic Designers, SEO/SEM Consultants, Editors, Writers and Callers. I used to break the entire task down into manageable chunks for each employee, followed by stringent timelines about when they would circle back to me. This process worked brilliantly, helped me stay within the assigned budget and helped everyone achieve their individual targets, as they learnt.”</text:span></text:p>
      <text:p text:style-name="P4">Tip: In your HR interview questions and answers round, avoid confusing answers such as this one. It might spark a war of words. Instead of this, you need to highlight a skill-set which you feel has scope for improvement. Remember to summarize what you have been doing to improve the same. The takeaway here is that your HR round interviewer is not interested to know about your weakness. Rather s/he is interested to see how well you handle the situation!</text:p>
      <text:p text:style-name="P4">Possible Answer #3:</text:p>
      <text:p text:style-name="P11">“<text:span text:style-name="T1">I am a perfectionist and that is my main weakness, which I also think is my strength.”</text:span></text:p>
      <text:p text:style-name="P4"/>
      <text:p text:style-name="P4"><text:soft-page-break/></text:p>
      <text:h text:style-name="P10" text:outline-level="2"><text:bookmark text:name="youhavechangedjobsjumpedshiptoomanytimesalreadywhyso"/>You have changed jobs/jumped ship too many times already, why so?</text:h>
      <text:p text:style-name="P4">This question is asked exclusively to experienced professionals who have switched jobs more than two times in their entire career. Freshers can skip to the next question.</text:p>
      <text:p text:style-name="P4">Possible Answer #1:</text:p>
      <text:p text:style-name="P11">“<text:span text:style-name="T1">You may label me a ‘frequent career-changer’ but I genuinely feel that today I am a far better employee. My switches have helped me develop better interpersonal skills, gain diverse skills and adapt to rapidly changing business environments. I can solve problems more efficiently and creatively, as I have learned to live with ambiguity and uncertainty. My first job helped me develop patience. My second job helped me master spreadsheets and numbers. My third job helped me develop better people skills and also adjust amidst culturally diverse and geographically dispersed teams. All in all, I feel that my varied background makes me an ideal candidate for this job role today.”</text:span></text:p>
      <text:p text:style-name="P4">Possible Answer #2:</text:p>
      <text:p text:style-name="P11">“<text:span text:style-name="T1">I never expected to work with so many companies in these few years. The companies that I worked for were small and one of them was going through a really bad patch. But honestly, my journey has been a rewarding one. I can now confidently walk into a new situation and successfully figure out ways to make a difference. This was truly meant to happen and I wouldn’t exchange all the experience I’ve gained from my switches, for anything! But I am seriously looking forward to not having to do this, any more in the near future. I want to make a stint that lasts for 5 to 10 years with a reputed organization, such as yours. This will make my career a stable and a fruitful one in the long run.”</text:span></text:p>
      <text:h text:style-name="P8" text:outline-level="2"><text:bookmark text:name="spanidstrongwhatareyourstrongpointsorwhatareyourstrengthsspan"/><text:bookmark text:name="Strong"/><text:span text:style-name="T8">What are your strong points? or What are your strengths?</text:span></text:h>
      <text:p text:style-name="P4">Don’t just talk about your strengths, your interviewer genuinely wants to know about your strong points.</text:p>
      <text:p text:style-name="P4">Possible Answer #1:</text:p>
      <text:p text:style-name="P11">“<text:span text:style-name="T1">I am passionate towards my work and also a good listener, which means, I take my instructions seriously. I am not a person who leaves things midway. I never lose focus, even if I am under stress or have stringent deadlines to meet. I like to finish every single task on my to-do list completely. Optimism, energy and my ability to learn quickly let me hit the ground and rapidly solve problems. I also have good communication skills which means I can deal fairly well with my business clients as well as with the members of my internal team, in the future. Based on my skills, abilities, and experience, I know I would be a great addition to the team.”</text:span></text:p>
      <text:p text:style-name="P4"><text:soft-page-break/>Possible Answer #2:</text:p>
      <text:p text:style-name="P11">“<text:span text:style-name="T1">I have the requisite skills to make your risk worth it. Chatting less and letting my work do the talking, is my motto. In the past, whatever project was assigned to me was delivered on time and also at par with all the quality standards.”</text:span></text:p>
      <text:p text:style-name="P4">Possible Answer #3:</text:p>
      <text:p text:style-name="P11">“<text:span text:style-name="T1">I’ve been told that I’m a very good manager. My team tells me that I give them a lot of freedom in how to do their work, which they really appreciate. They also say that I’m really enthusiastic, so when we’re faced with too much work, they tell me that my manner really helps to keep them motivated and calm. My boss also tells me that I’m very innovative in terms of finding new ways of working that cut out inefficiency.”</text:span></text:p>
      <text:h text:style-name="P8" text:outline-level="2"><text:bookmark text:name="spanidthreethingswhatdidyoudointhelastyeartoimproveyourknowledgespan"/><text:bookmark text:name="Threethings"/><text:span text:style-name="T8">What did you do in the last year to improve your knowledge?</text:span></text:h>
      <text:p text:style-name="P4">Possible Answer #1:</text:p>
      <text:p text:style-name="P11">“<text:span text:style-name="T1">In 2016, I was in the final year of college. During that time, I did three things to improve my knowledge. 1. I got myself enrolled in Aptech for the Sun Certified Java Programmer course. I will appear my exam soon. 2. I have bought magazine subscriptions such as Dataquest. These magazines help me to stay well informed about new topics in the IT world. 3. I completed my final year application project based on Java. The topic was Centralized Remote Based College Information Scheme.”</text:span></text:p>
      <text:p text:style-name="P4">Possible Answer #2:</text:p>
      <text:p text:style-name="P11">“<text:span text:style-name="T1">Being an L3 or senior level Windows/Linux Administrator I have mastered my virtualization experience on VMware, KVM, Xen, Hyper-V etc. I made sure to understand storage and networking better last year. I picked up PERL scripting last month and plan to pick up Ruby and Python in the next 3 months. I am also a beginner level programmer as I learnt C++. I mastered Chef on job and have deployed Amazon AWS to understand cloud better. I also earned my Red Hat Certified Engineer (RHCE) license and I am targeting RHCA by the end of 2017.”</text:span></text:p>
      <text:p text:style-name="P4">Note: Remember, certification is the key to land a job in an IT firm. So, get certified asap in your core skills.</text:p>
      <text:h text:style-name="P8" text:outline-level="2"><text:bookmark text:name="explainthedifferencebetweengroupandteamareyouateamplayer"/><text:span text:style-name="T7">Explain the difference between group and team. Are you a team player?</text:span></text:h>
      <text:p text:style-name="P4">Possible Answer #1:</text:p>
      <text:p text:style-name="P11">“<text:span text:style-name="T1">Yes I am. During my summer internship at Cadence, me and my friends were working together. Ours was a mixed group with varied skills and we produced results which would have been impossible to produce individually. I had to keep all my communication channels open at all times to ensure that the project stayed on track. I was responsible for my part of the code and also for the collective delivery of the entire project. I worked </text:span><text:soft-page-break/><text:span text:style-name="T1">closely with senior key team members to keep my deliverables on track. In the end, I was able to deliver on time and within budget.”</text:span></text:p>
      <text:p text:style-name="P4">Possible Answer #2:</text:p>
      <text:p text:style-name="P12">“<text:span text:style-name="T1">Yes, I am. Though I am currently in an IC (individual contributor) role, I like working with others as personally, I am social and outgoing. I like to nurture and build team spirit. At least once a month we go for team lunch or host team parties and generally, I am in charge of the fiancés from the pool fund. In case there is no budget left in some month, I ensure a potluck lunch. Being a senior in the team, I keep my eyes and ears open to understand the needs of all the others, especially my juniors and freshers. We help each other focus on what really matters, instead of getting bogged down with irrelevant pressure. My strong communication skills help me coordinate between different team members and resolve further issues.”</text:span></text:p>
      <text:p text:style-name="P3"><text:bookmark text:name="whatisthemostdifficultthingthatyouveeveraccomplishedorwhatisthemostdifficultthingyouhaveeverdone"/><text:line-break/><text:span text:style-name="T7">What is the most difficult thing that you’ve ever accomplished? or What is the most difficult thing you have ever done?</text:span></text:p>
      <text:p text:style-name="P4">Possible Answer #1:</text:p>
      <text:p text:style-name="P11">“<text:span text:style-name="T1">I have never been a great public speaker. The very thought of facing a crowd used to make me nervous. When I started college, my best friend advised me that I had to get over this roadblock to shine through. So, last year, I took the bold step of trying my hand at public speaking. I joined the Debate Club in my college. Since then, I have participated in multiple contests. Initially, I stammered, forgot my lines, dropped the microphone once due to my sweaty palms and even got booed at or scolded by the judges. Yet, I kept on participating. Last month, for the very first time in a year, I won the third prize. It was a great boost to my self-confidence. I believe that it is my greatest feat so far, even bigger than my AIEEE rank.”</text:span></text:p>
      <text:p text:style-name="P4">Possible Answer #2:</text:p>
      <text:p text:style-name="P11">“<text:span text:style-name="T1">I have helped my father set up his business from scratch. This is our family business and a startup as well. The initial days were really very tough as I had to learn and apply everything at once. Be it sales, marketing, leadership, management, finance, finance, human resources etc. I became a jack of all trades overnight. It was really difficult to running and grow the business. Nothing was so difficult or stressful as this one, midway I even slipped into depression and anxiety. I even made up my mind to quit my job and focus entirely on my father’s dream, but thankfully the business took of due to our collective efforts and today, I am free to focus on my career once again, and do what I love the most. The accomplishment bit here is </text:span><text:soft-page-break/><text:span text:style-name="T1">that I feel whole and complete, as my family business is running smoothly and my career is undisturbed.”</text:span></text:p>
      <text:p text:style-name="P2"><text:bookmark text:name="whatisthedifferencebetweenhardworkandsmartwork"/><text:span text:style-name="T7">What is the difference between hard work and smart work?</text:span></text:p>
      <text:p text:style-name="P4">Possible Answer #1:</text:p>
      <text:p text:style-name="P11">“<text:span text:style-name="T1">Hard work is what every breadwinner does today, including a rickshaw puller or a daily wager. Smart work is what the educated masses like us are supposed to do, and some of us are actually doing it, like my father. A well-balanced combination of both hard work and smart work is the secret formula to success. I have friends who study all through the year and yet have 10 back papers to clear. They do not have any interview calls in their kitty, and what do you think is the reason behind this? It is their lack of understanding about smart work. All year through, they were only working hard, but not smartly. They did not prioritize their goals properly. Again, there’s me, I do not have any back papers and have a decent CGPA. I am also attending this interview today. Whatever might be the outcome, I feel I have prioritized my goals correctly and have worked both hard and smart. That is the difference between hard work and smart work.”</text:span></text:p>
      <text:p text:style-name="P4">Possible Answer #2:</text:p>
      <text:p text:style-name="P11">“<text:span text:style-name="T1">Hard work is delivering work on time with more effort and smart work is delivering work on time, with lesser effort. I feel that is the basic difference. Most of the times, in the corporate world, I feel a combination of both is needed to attain excellence.”</text:span></text:p>
      <text:h text:style-name="P8" text:outline-level="2"><text:bookmark text:name="wheredoyouseeyourself3yearsfromnoworwheredoyouseeyourselfin5years"/><text:span text:style-name="T7">Where do you see yourself 3 years from now? or Where do you see yourself in 5 years?</text:span></text:h>
      <text:p text:style-name="P4">Possible Answer #1:</text:p>
      <text:p text:style-name="P11">“<text:span text:style-name="T1">My current goal is to find a career spot that ensures continued growth alongside new challenges daily. 3 years from now, I see myself as an experienced and reliable senior in the team and 5 years from now, I assume that I will be ready to take up managerial responsibilities like product strategy. I want to have a stable career in a single organization and hope I will get the same wherever I start.”</text:span></text:p>
      <text:p text:style-name="P4">Possible Answer #2:</text:p>
      <text:p text:style-name="P11">“<text:span text:style-name="T1">I see myself working for a reputed organization, at a strategic position with budgeting power, good remuneration, and minimal interference.”</text:span></text:p>
      <text:p text:style-name="P2"/>
      <text:p text:style-name="P2"/>
      <text:h text:style-name="P6" text:outline-level="2"><text:bookmark text:name="onascaleof1to10howwouldyourateyourselfasaleader"/><text:soft-page-break/>On a scale of 1 to 10 how would you rate yourself as a leader?</text:h>
      <text:p text:style-name="P4">HR interview questions and answers are a way of testing you in and out. The HR interviewer may ask you this question to gauge your self-confidence.</text:p>
      <text:p text:style-name="P4">Possible Answer #1:</text:p>
      <text:p text:style-name="P11">“<text:span text:style-name="T1">I rate my leadership skills an 8 out of 10. There is much to learn, but I have always been a strong leader. I was the head boy/girl during my school days and in the college, I was a Senior Wing NCC Cadet. I have completed my C-certificate and have earned lots of badges in several NCC camps. I have led the Senior Boys/Girls contingent at the Republic Day Camp in 2012 as well.”</text:span></text:p>
      <text:p text:style-name="P4">Possible Answer #2:</text:p>
      <text:p text:style-name="P11">“<text:span text:style-name="T1">I am a good leader. That is the reason why today, I manage a 5-member strong team independently in an MNC. While assigning tasks, I consider people skills often. If a team member is feeling demotivated, I try my level best to understand them and accordingly control the situation. Bearing my performance as a Manager over the past few years, I would rate myself an 8.5/10, as there is still a lot of scope to learn and grow.”</text:span></text:p>
      <text:h text:style-name="P8" text:outline-level="2"><text:bookmark text:name="spanidangrywhatmakesyouangryspan"/><text:bookmark text:name="Angry"/><text:span text:style-name="T8">What makes you angry?</text:span></text:h>
      <text:p text:style-name="P4">Possible Answer #1:</text:p>
      <text:p text:style-name="P11">“<text:span text:style-name="T1">I get angry when I get falsely accused of something that I did not do. Lack of order and discipline also irritates me, but 4 years of hostel life have taught me to cope and adjust with other people.”</text:span></text:p>
      <text:p text:style-name="P4">Possible Answer #2:</text:p>
      <text:p text:style-name="P11">“<text:span text:style-name="T1">In a team, there are times when I and some of my peers work hard to achieve a goal, while there are some people who leave their modules incomplete or quit mid-way. At such a juncture, this load also gets assigned to us, the hardworking lot. I don’t mind helping my peers out, but when an extra load of work gets assigned to me in the 11</text:span><text:span text:style-name="T2">th</text:span><text:span text:style-name="T1"> hour, I get irritated. Sometimes, when I know that I cannot do justice to this new module, I politely refuse to take it up.”</text:span></text:p>
      <text:h text:style-name="P8" text:outline-level="2"><text:bookmark text:name="areyouopentotakerisksordoyoulikeexperimenting"/><text:span text:style-name="T7">Are you open to take risks? or Do you like experimenting?</text:span></text:h>
      <text:p text:style-name="P4">Possible Answer #1:</text:p>
      <text:p text:style-name="P12">“<text:span text:style-name="T1">It is always good to venture into new waters and new technologies. I am a very adaptive person and my diligence helps me pick up new stuff quickly. Experimenting or taking risks can yield both good and bad results, but the exercise in itself is a great learning experience. Such experiences generate experts and I want to become an SME or a JAVA subject matter expert someday.”</text:span></text:p>
      <text:p text:style-name="P4">Possible Answer #2:</text:p>
      <text:p text:style-name="P11"><text:soft-page-break/>“<text:span text:style-name="T1">This is a good question and a complex one. My answer would be both a No and a Yes. Personally, I like to experiment with new things, but I keep all my past mistakes in mind before taking a shot at a brand-new project. For example, carpentry is my hobby and I love to build small furniture pieces with my new toolkit, which was a gift from my brother. But I will never venture into a complete home renovation project with that little kit! What I mean to say is that baby steps are fine, but I will not jump off a cliff at once.”</text:span></text:p>
      <text:h text:style-name="P8" text:outline-level="2"><text:bookmark text:name="whatareyourfuturegoalstellmeaboutyourshorttermandlongtermgoals"/><text:span text:style-name="T7">What are your future goals? Tell me about your short term and long-term goals.</text:span></text:h>
      <text:p text:style-name="P4">Possible Answer #1:</text:p>
      <text:p text:style-name="P11">“<text:span text:style-name="T1">My short-term goal is to join a reputed company, like yours, where my job role would allow me to apply my knowledge and key strengths. I want to get recognized for my contribution to the company in the long-run.”</text:span></text:p>
      <text:p text:style-name="P4">Possible Answer #2:</text:p>
      <text:p text:style-name="P11">“<text:span text:style-name="T1">I’ve picked up Marketing Automation basics during my first job, which lasted for two years. Now I am prepared to take up a bigger and more challenging project. I want to see myself as a marketing analyst in the next two years, that would be my short-term goal. Following which, I would see myself as an end-to-end Digital Marketing Strategist or a Manager in the long run.”</text:span></text:p>
      <text:h text:style-name="P8" text:outline-level="2"><text:bookmark text:name="whatmotivatesyou"/><text:span text:style-name="T7">What motivates you?</text:span></text:h>
      <text:p text:style-name="P4">Possible Answer #1:</text:p>
      <text:p text:style-name="P11">“<text:span text:style-name="T1">I love public speaking. Preparing a presentation and talking about it in front of an audience, and then getting back to them with answers in the question and answer round, motivates me! The whole experience is so thrilling. As a Sales Rep, I think building a connection with my audience is useful, inspiring and exciting.”</text:span></text:p>
      <text:p text:style-name="P4">Possible Answer #2:</text:p>
      <text:p text:style-name="P11">“<text:span text:style-name="T1">Meeting the set target within an assigned deadline motivates me the most. When I do so, I get a sense of accomplishment and fulfillment. When this is coupled with an award, I feel all the more motivated. All in all, I like to achieve milestones, so that I can look back at them and say to myself, ‘Yes, that was my achievement.’ Visible results also motivate me.”</text:span></text:p>
      <text:h text:style-name="P8" text:outline-level="2"><text:bookmark text:name="areyoureliableorcanitrustyouwithresponsibilities"/><text:span text:style-name="T7">Are you reliable? or Can I trust you with responsibilities?</text:span></text:h>
      <text:p text:style-name="P4">Possible Answer #1:</text:p>
      <text:p text:style-name="P11">“<text:span text:style-name="T1">Yes, I am a reliable person. I like helping my friends and family, whenever I get a chance. Be it an emotional boost or a financial aid, I am always around for them.”</text:span></text:p>
      <text:p text:style-name="P4">Possible Answer #2:</text:p>
      <text:p text:style-name="P11"><text:soft-page-break/>“<text:span text:style-name="T1">Yes, I am not only reliable but also a very dependable person. If a task is assigned to me, it will be dutifully handled and completed within the stipulated deadline.”</text:span></text:p>
      <text:h text:style-name="P8" text:outline-level="2"><text:bookmark text:name="spanidworkpressurehowdoyouworkunderpressurecanyouhandlethepressurespan"/><text:bookmark text:name="workpressure"/><text:span text:style-name="T8">How do you work under pressure? Can you handle the pressure?</text:span></text:h>
      <text:p text:style-name="P4">Possible Answer #1:</text:p>
      <text:p text:style-name="P11">“<text:span text:style-name="T1">Working under pressure is what I have done a lot during my college days. I have realized that I can actually work well under pressure. It is the pressure factor that brings out maximum efficiency in me.”</text:span></text:p>
      <text:p text:style-name="P4">Possible Answer #2:</text:p>
      <text:p text:style-name="P11">“<text:span text:style-name="T1">I like to work under pressure. It brings out the best in me as well as helps me grow. I learn faster and perform well when I have a strict deadline, because I plan accordingly, work in a more organized manner and also tend to finish my tasks with more efficiency. In my current job role, deadlines and ‘pressure situations’ are common, and I have grown immune to them.”</text:span></text:p>
      <text:h text:style-name="P8" text:outline-level="2"><text:bookmark text:name="spanidourcompnywhatdoyouknowaboutusorourcompanyspan"/><text:bookmark text:name="ourcompny"/><text:span text:style-name="T8">What do you know about us or our company?</text:span></text:h>
      <text:p text:style-name="P4">Possible Answer #1:</text:p>
      <text:p text:style-name="P11">“<text:span text:style-name="T1">I’m a Blivkart customer myself. The company was founded by Som and Bandit Vashisht. They previously worked for Umazin.com, and then quit their jobs to start their own firm in India. Today it is one of the fastest growing companies in India and is all set to create new records. It will be more than a privilege to get through and join such a super talented team.”</text:span></text:p>
      <text:p text:style-name="P4">Possible Answer #2:</text:p>
      <text:p text:style-name="P13"><text:span text:style-name="T9">“</text:span><text:span text:style-name="T10">Yours is one of the fastest growing and leading IT firms in India. Both your mission statement and tag line, are catchy and very attractive. Everyone I know, who is a part of this organization, is very happy about working here. I think this will be a great place for me to perform, show my talent and get recognized as well.”</text:span></text:p>
      <text:h text:style-name="P7" text:outline-level="2"><text:bookmark text:name="spanidhireyouhowlongdoyouthinkyouwillworkforusafterwehireyouspan"/><text:bookmark text:name="hireyou"/>How long do you think you will work for us after we hire you?</text:h>
      <text:p text:style-name="P4">Possible Answer #1:</text:p>
      <text:p text:style-name="P11">“<text:span text:style-name="T1">I am fresher and nothing can be better for me than starting my professional career in a reputed company like yours. If everything goes well, I will be looking forward to a long stint here, as long as the company needs me.”</text:span></text:p>
      <text:p text:style-name="P4">Possible Answer #2:</text:p>
      <text:p text:style-name="P11">“<text:span text:style-name="T1">I believe in long hauls. I have been with 2 organizations in the past, and my stints have lasted for 5+ years. Being an experienced professional in the IT sector, I have done my homework and believe this company will surely offer a best-in-class working environment and a rewarding career. I plan to stay </text:span><text:soft-page-break/><text:span text:style-name="T1">for a long time here, or at least for as long as my services will be valued and required.”</text:span></text:p>
      <text:h text:style-name="P8" text:outline-level="2"><text:bookmark text:name="spanidotherjobareyouapplyingforotherjobsdoyouhaveanyotherofferinhandspan"/><text:bookmark text:name="otherjob"/><text:span text:style-name="T8">Are you applying for other jobs? Do you have any other offer in hand?</text:span></text:h>
      <text:p text:style-name="P4">Do not get intimidated with this HR interview question and answer. You can be open about the other offer or keep it private, depending on how happy you are with it. HR recruiters generally ask this to understand your demand in the market. They also want to know that by the time they interview you and reach the offer stage, you would have already accepted another one.</text:p>
      <text:p text:style-name="P4">Possible Answer #1:</text:p>
      <text:p text:style-name="P11">“<text:span text:style-name="T1">Yes Sir/Ma’am, I am negotiating verbally about an offer with the HR of a startup company right now. But there is no documentation to support the same. So, nothing is concrete yet.”</text:span></text:p>
      <text:p text:style-name="P4">Possible Answer #2:</text:p>
      <text:p text:style-name="P11">“<text:span text:style-name="T1">I and some of my batchmates received verbal offers from a company, during our campus placements. I was supposed to receive the official offer letter through an email communication from the company within a week of my selection, but it’s been over 6 months now. I have sent them one follow up email, but the HR that I am writing to is still silent. So, I don’t know clearly if I actually got the job. That is the reason why I came for this interview.”</text:span></text:p>
      <text:p text:style-name="P4">Possible Answer #3:</text:p>
      <text:p text:style-name="P11">“<text:span text:style-name="T1">No I don’t.”</text:span></text:p>
      <text:p text:style-name="P4">Play safe with this answer while you face your HR interview questions and answers round. If you have an offer letter already, keep it a secret till the salary negotiation stage comes up. There, you can negotiate your remunerations on the basis of your current drawn package and also the offer letter that you have. You can negotiate with all the three organizations at this stage (your current organizations, the company that issued an offer letter and also the company with which you interviewed) and finally select the best possible option. In case this strategy conflicts with your personal theories and beliefs, you can frame your answer, as shown below.</text:p>
      <text:p text:style-name="P4">Possible Answer #4:</text:p>
      <text:p text:style-name="P11">“<text:span text:style-name="T1">I’ve been talking to ABC company for the past 15 days, but it is not final yet. I am interested in working with them, but I’m still not sure. Is there something you know about company ABC that you can share with me?”</text:span></text:p>
      <text:p text:style-name="P2"><text:line-break/><text:bookmark text:name="whydoyouwanttoworkforusorourcompanyorwhydoyouwantthisjob"/><text:span text:style-name="T7">Why do you want to work for us or our company? or Why do you want this job?</text:span></text:p>
      <text:p text:style-name="P4">Possible Answer #1:</text:p>
      <text:p text:style-name="P11"><text:soft-page-break/>“<text:span text:style-name="T1">I read an article in the newspaper a few months back. The news piece revolved around your corporate community service. I am not exactly a philanthropist, as I am not that rich yet, but giving back is a big part of my personal philosophy. When I read that article, I was moved. The true excitement overtook me when I got this interview call. It will be really nice if I get to work in an organization, which follows the same philosophies as I personally do. Because my technical skills will be recognized in other places as well, but personal philosophies are equally important.”</text:span></text:p>
      <text:p text:style-name="P4">Possible Answer #2:</text:p>
      <text:p text:style-name="P11">“<text:span text:style-name="T1">Teamwork is what I truly believe in. When I saw that there was an opening in your organization, I made sure that my application was put in. Being a team-player, I believe working together to achieve a higher goal is what drives success in the long run. And my skills as an engineer and a team member will give me a 360-degree work satisfaction for me”</text:span></text:p>
      <text:h text:style-name="P8" text:outline-level="2"><text:bookmark text:name="whyshouldwehireyouorwhyshouldihireyou"/><text:span text:style-name="T7">Why should we hire you? or Why should I hire you?</text:span></text:h>
      <text:p text:style-name="P4">Most freshers might treat this as a challenging question. Remember that it’s not some sort of a blow to your ego, but a stress test which you can pass smoothly with a powerful answer. Below given is your perfect answer, which you can use in your discussion pertaining to HR interview questions and answers.</text:p>
      <text:p text:style-name="P4">Possible Answer #1:</text:p>
      <text:p text:style-name="P11">“<text:span text:style-name="T1">Sir/Ma’am, I have all the requisite qualifications and skills. I can do the work that the profile requires me to do. Besides, I have the capacity to deliver exceptional results. I can blend into mixed cultures and will fit in beautifully, which will make me a great addition to the team. For a fresher, I have the right amount of exposure into this industry, as I have completed my internship with XYZ company only recently. Hiring me will be a great value-add to your workforce as the organization will keep on gaining, with me around.”</text:span></text:p>
      <text:p text:style-name="P4">Sell your interviewer on you and close the deal on your dream job while having a discussion on HR interview questions and answers! To do so, you need to stay prepared with a summary of the best reasons why they should select you. If you feel you are the winning candidate, you should prove that you are more than qualified. Here’s your best answer.</text:p>
      <text:p text:style-name="P4">Possible Answer #2:</text:p>
      <text:p text:style-name="P11">“<text:span text:style-name="T1">Sir/mam, I have great communication skills, desired experience and the requisite skill set for this job role. If I get a chance to showcase my abilities, I will leave no stone unturned with my commitment to hard work and dedication.”</text:span></text:p>
      <text:p text:style-name="P4"><text:soft-page-break/>This is your chance to repeat your strengths and describe your best-selling points while discussing HR interview questions and answers. Tweak them to align your answer to the position’s top requirements. Your answer should be ready in a few bullet points with the optimal combination of your industry experience, your domain expertise, your technical skills and your key accomplishments. Articulate smartly for a sure shot impact.</text:p>
      <text:p text:style-name="P4">Possible Answer #3:</text:p>
      <text:p text:style-name="P11">“<text:span text:style-name="T1">Sir/Ma’am, I am confident about the fact that my strong technical experience and outstanding knowledge of SKILL1, SKILL2, and SKILL3 make me a strong contender for this position. I have been in this field for X years. I have got several to pick up skills, for example in my previous organization, I have completed an internal certification on SAP and supply chain management process. I have successfully executed projects right from inception to delivery. I must add that today I am sitting here because I strongly believe this is the right place to extend my skills. This might be excellent for my future and for the growth of this esteemed organization as well.”</text:span></text:p>
      <text:p text:style-name="P4">Some other variations of this question that are generally asked, are as follows. Your answer remains the same for the below questions as well (amongst all other HR interview questions and answers), as discussed above. But remember to keep it short and precise.</text:p>
      <text:list xml:id="list5479290137268428685" text:style-name="L1">
        <text:list-item>
          <text:p text:style-name="P5">What makes you the best candidate for this position?</text:p>
        </text:list-item>
        <text:list-item>
          <text:p text:style-name="P5">Why do you think you can fit well into the position?</text:p>
        </text:list-item>
        <text:list-item>
          <text:p text:style-name="P5">What can you bring to the position and to the organization</text:p>
        </text:list-item>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apple-system" svg:font-family="apple-system, BlinkMacSystemFont, 'Segoe UI', Roboto, Oxygen, Ubuntu, Cantarell, 'Open Sans', 'Helvetica Neue',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3:01:59.415777043</meta:creation-date>
    <dc:date>2018-07-04T13:14:02.668956956</dc:date>
    <meta:editing-duration>PT12M5S</meta:editing-duration>
    <meta:editing-cycles>2</meta:editing-cycles>
    <meta:generator>LibreOffice/5.1.6.2$Linux_X86_64 LibreOffice_project/10m0$Build-2</meta:generator>
    <meta:document-statistic meta:table-count="0" meta:image-count="0" meta:object-count="0" meta:page-count="12" meta:paragraph-count="140" meta:word-count="4876" meta:character-count="27147" meta:non-whitespace-character-count="22411"/>
  </office:meta>
</office:document-meta>
</file>